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61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359206" calcext:value-type="float">
            <text:p>6135920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13B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D291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float" office:value="61485000000000" calcext:value-type="float">
            <text:p>6.15E+1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A87B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37C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U8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80FD8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F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D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9F71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float" office:value="617535000000000" calcext:value-type="float">
            <text:p>6.18E+14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530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8E14EB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38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1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810910" calcext:value-type="float">
            <text:p>61810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54F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FF886A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CP01B</text:p>
          </table:table-cell>
          <table:table-cell office:value-type="string" calcext:value-type="string">
            <text:p>CustomComponents:DCP01B_SO_7_14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DCP01B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float" office:value="61341169" calcext:value-type="float">
            <text:p>6134116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TO_SOT_Packages_SMD:SOT-323_SC-70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Bidirectional Symmetrical Low Capacitance Dual-Line ESD Protection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DD013</text:p>
          </table:table-cell>
          <table:table-cell office:value-type="string" calcext:value-type="string">
            <text:p>https://www.vishay.com/docs/85894/vcan26a2-03g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71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1762-3.3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Low Noise LDO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2AA917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ADuM1281CRZ</text:p>
          </table:table-cell>
          <table:table-cell office:value-type="string" calcext:value-type="string">
            <text:p>Dual-Channel Digital Isolator, 100Mbps 23ns, bidirectional communication, 3.3V/5V level translation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231790" calcext:value-type="float">
            <text:p>61231790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Four pin crystal, GND on pins 2 and 4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5E13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8:Sheet1.AMJ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09:54:48.457282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9-08T10:00:20.675581329</dc:date>
    <meta:editing-duration>PT8H28M23S</meta:editing-duration>
    <meta:editing-cycles>11</meta:editing-cycles>
    <meta:generator>LibreOffice/6.4.7.2$Linux_X86_64 LibreOffice_project/40$Build-2</meta:generator>
    <meta:document-statistic meta:table-count="1" meta:cell-count="678" meta:object-count="0"/>
  </office:meta>
</office:document-meta>
</file>